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3ad0e" officeooo:paragraph-rsid="00007034"/>
    </style:style>
    <style:style style:name="P2" style:family="paragraph" style:parent-style-name="Standard">
      <style:text-properties officeooo:rsid="000255a5" officeooo:paragraph-rsid="00007034"/>
    </style:style>
    <style:style style:name="P3" style:family="paragraph" style:parent-style-name="Title" style:master-page-name="">
      <style:paragraph-properties style:page-number="auto"/>
      <style:text-properties officeooo:paragraph-rsid="00007034"/>
    </style:style>
    <style:style style:name="P4" style:family="paragraph" style:parent-style-name="Aufgabenstellung">
      <style:text-properties fo:font-weight="bold" officeooo:paragraph-rsid="00007034" style:font-weight-asian="bold" style:font-weight-complex="bold"/>
    </style:style>
    <style:style style:name="P5" style:family="paragraph" style:parent-style-name="Aufgabenstellung">
      <style:text-properties officeooo:paragraph-rsid="00007034"/>
    </style:style>
    <style:style style:name="T1" style:family="text">
      <style:text-properties fo:font-weight="bold" style:font-weight-asian="bold" style:font-weight-complex="bold"/>
    </style:style>
    <style:style style:name="T2" style:family="text">
      <style:text-properties officeooo:rsid="000255a5"/>
    </style:style>
    <style:style style:name="T3" style:family="text">
      <style:text-properties officeooo:rsid="000070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schichte Gattlands – Die <text:span text:style-name="T3">Rehu</text:span></text:p>
      <text:p text:style-name="P2"/>
      <text:p text:style-name="P4">Was enthalten sein muss: </text:p>
      <text:p text:style-name="P5">Die Geschichte Gattlands durch die Augen der Vahani</text:p>
      <text:p text:style-name="P5">Kontr<text:span text:style-name="T2">a</text:span>positionen zwischen Alim und dem noch zu konstruierendem Vertreter der Vahani</text:p>
      <text:p text:style-name="P2"><text:span text:style-name="T1"/></text:p>
      <text:p text:style-name="P1"><text:span text:style-name="T1"/></text:p>
      <text:p text:style-name="P1"><text:span text:style-name="T1">145 NACH der Verheerenden Flut</text:span> wandert eine Flüchtlingswelle von Osten über den Frauenpass ein. Und bringt Magiebegabung und den Glauben an die Dreifache mit. Sie erreichen innerhalb von wenigen Jahren die Wüste und gründen dort die Stadt Nemeton.</text:p>
      <text:p text:style-name="P1"/>
      <text:p text:style-name="P1">Konzept:</text:p>
      <text:p text:style-name="P1">Gemäld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1:40:36.189799940</meta:creation-date>
    <dc:date>2017-07-20T11:41:43.436916584</dc:date>
    <meta:editing-duration>PT1M7S</meta:editing-duration>
    <meta:editing-cycles>1</meta:editing-cycles>
    <meta:document-statistic meta:table-count="0" meta:image-count="0" meta:object-count="0" meta:page-count="1" meta:paragraph-count="7" meta:word-count="67" meta:character-count="455" meta:non-whitespace-character-count="391"/>
    <meta:generator>LibreOffice/5.2.5.1$Linux_X86_64 LibreOffice_project/20m0$Build-1</meta:generator>
  </office:meta>
</office:document-meta>
</file>